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8637d"/>
    </style:style>
    <style:style style:name="P2" style:family="paragraph" style:parent-style-name="Text_20_body">
      <style:text-properties officeooo:paragraph-rsid="0008637d"/>
    </style:style>
    <style:style style:name="P3" style:family="paragraph" style:parent-style-name="Horizontal_20_Line">
      <style:text-properties officeooo:paragraph-rsid="0008637d"/>
    </style:style>
    <style:style style:name="P4" style:family="paragraph" style:parent-style-name="Heading_20_3">
      <style:text-properties officeooo:paragraph-rsid="0008637d"/>
    </style:style>
    <style:style style:name="P5" style:family="paragraph" style:parent-style-name="Standard">
      <style:text-properties officeooo:paragraph-rsid="0008898d"/>
    </style:style>
    <style:style style:name="T1" style:family="text">
      <style:text-properties officeooo:rsid="00082d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LAVE CORRECTA. CONSTANTE 1 ACEPTADA.<text:line-break/>[ESTABILIDAD PARCIAL LOGRADA]</text:p>
      <text:p text:style-name="Text_20_body">El muro de Raoul cede. Un pulso verde atraviesa el Núcleo. La Simulación oscila. Erik prepara su contraataque. Cada segundo cuenta. Avanzas hacia el Engranaje Cero, consciente de que la armonía sigue siendo frágil.</text:p>
      <text:p text:style-name="Text_20_body">CLAVE CORRECTA. CONSTANTE 2 ACEPTADA.<text:line-break/>[ANOMALÍA DE FRECUENCIA CORREGIDA]</text:p>
      <text:p text:style-name="Text_20_body">Tu intervención estabiliza la frecuencia. Erik, tensión líquida, ajusta su resonador para no colapsar. El pulso azul se calma. La Máquina de Christine parpadea, guiándote. El Núcleo late, esperando tu próximo movimiento, consciente del riesgo que aún acecha.</text:p>
      <text:p text:style-name="Text_20_body">CLAVE CORRECTA. CONSTANTE 3 ACEPTADA.<text:line-break/>[RECALIBRACIÓN DE EFICIENCIA]</text:p>
      <text:p text:style-name="Text_20_body">El valor estabiliza la energía de la Máquina de Christine. El Núcleo se reorienta, emitiendo pulsos cálidos. La eficiencia máxima asegura la persistencia, pero cada ajuste deja huellas visibles de Raoul y Erik, recordándote que el equilibrio sigue siendo frágil.</text:p>
      <text:p text:style-name="Text_20_body">CLAVE CORRECTA. CONSTANTE 4 ACEPTADA.<text:line-break/>[RESONANCIA AJUSTADA]</text:p>
      <text:p text:style-name="Text_20_body">Has silenciado la mayor fuente de ruido en el Engranaje Cero. Las señales del Reinicio fluyen con claridad. Raoul mantiene el control, pero su vigilancia es implacable. Dos constantes más separan tu audacia del siguiente nivel del Núcleo.</text:p>
      <text:p text:style-name="Text_20_body">CLAVE CORRECTA. CONSTANTE 5 ACEPTADA.<text:line-break/>[ALINEACIÓN CUÁNTICA]</text:p>
      <text:p text:style-name="Text_20_body">Las fuerzas opuestas de la materia digital se alinean. El equilibrio sostiene las reglas cuánticas. Raoul y Erik sienten la Dualidad estabilizarse, aunque su conflicto sigue latente. Cada instante confirma que la Simulación respira bajo tu control precario.</text:p>
      <text:p text:style-name="Text_20_body">CLAVE CORRECTA. CONSTANTE 6 ACEPTADA.<text:line-break/>[INTEGRIDAD DE LA BASE DE DATOS RESTAURADA]</text:p>
      <text:p text:style-name="Text_20_body">La base de datos relacional se reconstruye. Las matrices de Raoul se recalibran, y la brecha comienza a cerrarse. La información fluye hacia el Núcleo, pero la presencia de Erik sigue tensando el sistema. Una última constante define tu destino.</text:p>
      <text:p text:style-name="Text_20_body">CLAVE CORRECTA. CONSTANTE 7 ACEPTADA.<text:line-break/>[CÁLCULO DE PRECISIÓN FINAL]</text:p>
      <text:p text:style-name="Text_20_body">La trayectoria del Reinicio Maestro queda definida. Permanencia y Evolución se equilibran por fin, pero la tensión en el Núcleo es casi tangible. Cada pulso late con riesgo extremo. Pulsa Siguiente: la Secuencia de Reinicio Final está lista.</text:p>
      <text:p text:style-name="Standard"/>
      <text:p text:style-name="Standard"/>
      <text:p text:style-name="Standard"/>
      <text:p text:style-name="Standard"/>
      <text:p text:style-name="Standard"/>
      <text:h text:style-name="Heading_20_3" text:outline-level="3"><text:soft-page-break/><text:span text:style-name="Strong_20_Emphasis">Pantalla 1</text:span></text:h>
      <text:p text:style-name="Text_20_body">CLAVE CORRECTA. CONSTANTE 1 ACEPTADA.<text:line-break/>[CONFIRMACIÓN DE ESTABILIDAD]</text:p>
      <text:p text:style-name="Text_20_body">Raoul acepta el valor; un muro de código cede. El Núcleo pulsa verde. La Permanencia domina un instante. Avanzas hacia el Engranaje Cero, consciente de que cada segundo de estabilidad es frágil.</text:p>
      <text:p text:style-name="Horizontal_20_Line"/>
      <text:h text:style-name="Heading_20_3" text:outline-level="3"><text:span text:style-name="Strong_20_Emphasis">Pantalla 2</text:span></text:h>
      <text:p text:style-name="Text_20_body">CLAVE CORRECTA. CONSTANTE 2 ACEPTADA.<text:line-break/>[ANOMALÍA DE FRECUENCIA CORREGIDA]</text:p>
      <text:p text:style-name="Text_20_body">La frecuencia se estabiliza. Erik ajusta su resonador para no colapsar. El pulso azul se calma. La Máquina de Christine parpadea, guiándote. El Núcleo late, consciente de tu audacia y del riesgo inminente.</text:p>
      <text:p text:style-name="Horizontal_20_Line"/>
      <text:h text:style-name="Heading_20_3" text:outline-level="3"><text:span text:style-name="Strong_20_Emphasis">Pantalla 3</text:span></text:h>
      <text:p text:style-name="Text_20_body">CLAVE CORRECTA. CONSTANTE 3 ACEPTADA.<text:line-break/>[RECALIBRACIÓN DE EFICIENCIA]</text:p>
      <text:p text:style-name="Text_20_body">La energía de la Máquina se reorienta, el Núcleo emite pulsos cálidos. La eficiencia máxima asegura la persistencia, pero cada ajuste deja huellas visibles de Raoul y Erik. El equilibrio sigue siendo precario, pero avanzas.</text:p>
      <text:p text:style-name="Horizontal_20_Line"/>
      <text:h text:style-name="Heading_20_3" text:outline-level="3"><text:span text:style-name="Strong_20_Emphasis">Pantalla 4</text:span></text:h>
      <text:p text:style-name="Text_20_body">CLAVE CORRECTA. CONSTANTE 4 ACEPTADA.<text:line-break/>[RESONANCIA AJUSTADA]</text:p>
      <text:p text:style-name="Text_20_body">Silencias la mayor fuente de ruido en el Engranaje Cero. Las señales del Reinicio fluyen con claridad. Raoul mantiene vigilancia implacable, Erik observa cada movimiento. Dos constantes más y la tensión alcanza un nuevo nivel.</text:p>
      <text:p text:style-name="Horizontal_20_Line"/>
      <text:h text:style-name="Heading_20_3" text:outline-level="3"><text:span text:style-name="Strong_20_Emphasis">Pantalla 5</text:span></text:h>
      <text:p text:style-name="Text_20_body">CLAVE CORRECTA. CONSTANTE 5 ACEPTADA.<text:line-break/>[ALINEACIÓN CUÁNTICA]</text:p>
      <text:p text:style-name="Text_20_body">Las fuerzas opuestas se equilibran. Raoul y Erik sienten la Dualidad estabilizarse, aunque su conflicto persiste. Cada instante confirma que la Simulación respira bajo tu control precario. La permanencia y la evolución coexisten, pero solo por ahora.</text:p>
      <text:p text:style-name="Horizontal_20_Line"/>
      <text:h text:style-name="Heading_20_3" text:outline-level="3"><text:soft-page-break/><text:span text:style-name="Strong_20_Emphasis">Pantalla 6</text:span></text:h>
      <text:p text:style-name="Text_20_body">CLAVE CORRECTA. CONSTANTE 6 ACEPTADA.<text:line-break/>[INTEGRIDAD DE LA BASE DE DATOS RESTAURADA]</text:p>
      <text:p text:style-name="Text_20_body">La base de datos se reconstruye, las matrices de Raoul se recalibran. La información fluye hacia el Núcleo. Erik sigue tensando el sistema, recordándote que la armonía es momentánea. Solo queda una constante para definir tu destino.</text:p>
      <text:p text:style-name="Horizontal_20_Line"/>
      <text:h text:style-name="Heading_20_3" text:outline-level="3"><text:span text:style-name="Strong_20_Emphasis">Pantalla 7</text:span></text:h>
      <text:p text:style-name="Text_20_body">CLAVE CORRECTA. CONSTANTE 7 ACEPTADA.<text:line-break/>[CÁLCULO DE PRECISIÓN FINAL]</text:p>
      <text:p text:style-name="Text_20_body">La trayectoria del Reinicio Maestro queda definida. Permanencia y Evolución finalmente se equilibran. Cada pulso del Núcleo late con riesgo extremo. <text:span text:style-name="T1">L</text:span>a Secuencia de Reinicio Final está lista. El desenlace depende de tu próximo movimiento.</text:p>
      <text:p text:style-name="P1"><text:line-break/><text:line-break/><text:line-break/><text:line-break/><text:line-break/><text:line-break/><text:line-break/><text:span text:style-name="Strong_20_Emphasis">Pantalla 1</text:span></text:p>
      <text:p text:style-name="P1"><text:span text:style-name="Strong_20_Emphasis"/></text:p>
      <text:p text:style-name="P2">Raoul acepta el valor; un muro de código cede. El Núcleo pulsa verde. La Permanencia domina un instante. Avanzas hacia el Engranaje Cero, consciente de que cada segundo de estabilidad es frágil.</text:p>
      <text:p text:style-name="P3"/>
      <text:h text:style-name="P4" text:outline-level="3"><text:span text:style-name="Strong_20_Emphasis">Pantalla 2</text:span></text:h>
      <text:p text:style-name="P2">La frecuencia se estabiliza. Erik ajusta su resonador para no colapsar. El pulso azul se calma. La Máquina de Christine parpadea, guiándote. El Núcleo late, consciente de tu audacia y del riesgo inminente.</text:p>
      <text:p text:style-name="P3"/>
      <text:h text:style-name="P4" text:outline-level="3"><text:span text:style-name="Strong_20_Emphasis">Pantalla 3</text:span></text:h>
      <text:p text:style-name="P2">La energía de la Máquina se reorienta, el Núcleo emite pulsos cálidos. La eficiencia máxima asegura la persistencia, pero cada ajuste deja huellas visibles de Raoul y Erik. El equilibrio sigue siendo precario, pero avanzas.</text:p>
      <text:p text:style-name="P3"/>
      <text:h text:style-name="P4" text:outline-level="3"><text:span text:style-name="Strong_20_Emphasis">Pantalla 4</text:span></text:h>
      <text:p text:style-name="P2">Silencias la mayor fuente de ruido en el Engranaje Cero. Las señales del Reinicio fluyen con claridad. Raoul mantiene vigilancia implacable, Erik observa cada movimiento. Dos constantes más y la tensión alcanza un nuevo nivel.</text:p>
      <text:p text:style-name="P3"><text:soft-page-break/></text:p>
      <text:h text:style-name="P4" text:outline-level="3"><text:span text:style-name="Strong_20_Emphasis">Pantalla 5</text:span></text:h>
      <text:p text:style-name="P2">Las fuerzas opuestas se equilibran. Raoul y Erik sienten la Dualidad estabilizarse, aunque su conflicto persiste. Cada instante confirma que la Simulación respira bajo tu control precario. La permanencia y la evolución coexisten, pero solo por ahora.</text:p>
      <text:p text:style-name="P3"/>
      <text:h text:style-name="P4" text:outline-level="3"><text:span text:style-name="Strong_20_Emphasis">Pantalla 6</text:span></text:h>
      <text:p text:style-name="P2">La base de datos se reconstruye, las matrices de Raoul se recalibran. La información fluye hacia el Núcleo. Erik sigue tensando el sistema, recordándote que la armonía es momentánea. Solo queda una constante para definir tu destino.</text:p>
      <text:p text:style-name="P3"/>
      <text:h text:style-name="P4" text:outline-level="3"><text:span text:style-name="Strong_20_Emphasis">Pantalla 7</text:span></text:h>
      <text:p text:style-name="P1">La trayectoria del Reinicio Maestro queda definida. Permanencia y Evolución finalmente se equilibran. Cada pulso del Núcleo late con riesgo extremo. <text:span text:style-name="T1">L</text:span>a Secuencia de Reinicio Final está lista. El desenlace depende de tu próximo movimiento.</text:p>
      <text:p text:style-name="P1"/>
      <text:p text:style-name="P1"/>
      <text:p text:style-name="P1"/>
      <text:p text:style-name="P1"/>
      <text:p text:style-name="P5">Gracias por seguir mis pasos, por acompañarme en este juego y por recorrer conmigo el mundo que imaginé.</text:p>
      <text:p text:style-name="P5"><text:line-break/>Este es nuestro último acto. Te espero en El Fantasma de la Ópera, la experiencia que inspiró todo este viaje.<text:line-break/>La función será el 30 de diciembre de 2025 a las 20:00, en el Teatre Tívoli, y tu lugar estará reservado: fila 11, asientos 02 y 04.</text:p>
      <text:p text:style-name="P5"><text:line-break/>Que cada nota, cada sombra y cada emoción que vivimos juntos permanezcan en ti como un recuerdo de esta historia que ahora termina… y comienza a vivir en tus mano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4T20:30:10.293956300</meta:creation-date>
    <dc:date>2025-12-08T17:25:44.767697300</dc:date>
    <meta:editing-duration>PT1H1M40S</meta:editing-duration>
    <meta:editing-cycles>3</meta:editing-cycles>
    <meta:generator>LibreOffice/25.2.7.2$Windows_X86_64 LibreOffice_project/5cbfd1ab6520636bb5f7b99185aa69bd7456825d</meta:generator>
    <meta:document-statistic meta:table-count="0" meta:image-count="0" meta:object-count="0" meta:page-count="4" meta:paragraph-count="52" meta:word-count="997" meta:character-count="6453" meta:non-whitespace-character-count="5498"/>
  </office:meta>
</office:document-meta>
</file>